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purge( Reference r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ferenceMap.pur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Iterator.next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akRe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.s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Iterator.nextEn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ftRe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checkM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erenceMap.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ferenceMap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readObject( ObjectInputStream in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erenceMap.put( Object key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ferenceMap.ReferenceMap( int keyType , int valueType , int capacity , float loadFactor , boolean purg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Map.ReferenceMap( int keyType , int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indexFor( int 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erenceMap.contain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.Entry( Object key , int hash , Object value , Entry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Map.ReferenceMap( int keyType , int valueType , int capacity , float loadFac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ferenceMap.Referenc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entrySe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eferenceMap.remove(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try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r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y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erenceMap.getEntry(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ryIterator.Entry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purge( Reference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toArray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remov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erenceMap.toArray( Object [ ] a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erenceMap.verify( String nam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erenceMap.ke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ference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Map.toReference( int type , Object referent , int has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ftRef.SoftRef( int hash , Object r , ReferenceQueue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Ref.WeakRef( int hash , Object r , ReferenceQueue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Iterator.has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ntry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erenceMap.ReferenceMap( int keyType , int valueType , boolean purg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